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fo:language="de" fo:country="DE" officeooo:rsid="0082a09a" officeooo:paragraph-rsid="00602e19"/>
    </style:style>
    <style:style style:name="P24" style:family="paragraph" style:parent-style-name="Text_20_body">
      <style:text-properties fo:language="de" fo:country="DE" officeooo:rsid="00a77484" officeooo:paragraph-rsid="00a77484"/>
    </style:style>
    <style:style style:name="P25" style:family="paragraph" style:parent-style-name="Text_20_body">
      <style:text-properties fo:language="de" fo:country="DE" officeooo:rsid="00a77484" officeooo:paragraph-rsid="012ccf10"/>
    </style:style>
    <style:style style:name="P26" style:family="paragraph" style:parent-style-name="Text_20_body">
      <style:text-properties fo:language="de" fo:country="DE" officeooo:rsid="015806c4" officeooo:paragraph-rsid="015806c4"/>
    </style:style>
    <style:style style:name="P27" style:family="paragraph" style:parent-style-name="Text_20_body">
      <style:text-properties fo:language="de" fo:country="DE" officeooo:rsid="0159b6a7" officeooo:paragraph-rsid="0159b6a7"/>
    </style:style>
    <style:style style:name="P28" style:family="paragraph" style:parent-style-name="Text_20_body">
      <style:text-properties fo:language="de" fo:country="DE" officeooo:rsid="0163991c" officeooo:paragraph-rsid="0163991c"/>
    </style:style>
    <style:style style:name="P29" style:family="paragraph" style:parent-style-name="Text_20_body">
      <style:text-properties officeooo:paragraph-rsid="005cba36"/>
    </style:style>
    <style:style style:name="P30" style:family="paragraph" style:parent-style-name="Text_20_body">
      <style:text-properties officeooo:paragraph-rsid="0061be3c"/>
    </style:style>
    <style:style style:name="P31" style:family="paragraph" style:parent-style-name="Text_20_body">
      <style:text-properties officeooo:paragraph-rsid="00a77484"/>
    </style:style>
    <style:style style:name="P32" style:family="paragraph" style:parent-style-name="Text_20_body">
      <style:text-properties officeooo:paragraph-rsid="00f62c65"/>
    </style:style>
    <style:style style:name="P33" style:family="paragraph" style:parent-style-name="Text_20_body">
      <style:text-properties officeooo:rsid="0119d4f8" officeooo:paragraph-rsid="0119d4f8"/>
    </style:style>
    <style:style style:name="P34" style:family="paragraph" style:parent-style-name="Text_20_body">
      <style:text-properties officeooo:rsid="01387a47" officeooo:paragraph-rsid="01387a47"/>
    </style:style>
    <style:style style:name="P35" style:family="paragraph" style:parent-style-name="Text_20_body">
      <style:text-properties officeooo:paragraph-rsid="01514aca"/>
    </style:style>
    <style:style style:name="P36" style:family="paragraph" style:parent-style-name="Heading_20_1">
      <style:text-properties fo:language="de" fo:country="DE"/>
    </style:style>
    <style:style style:name="P37" style:family="paragraph" style:parent-style-name="Heading_20_1">
      <style:text-properties fo:language="de" fo:country="DE" officeooo:rsid="0119d4f8" officeooo:paragraph-rsid="0119d4f8"/>
    </style:style>
    <style:style style:name="P38" style:family="paragraph" style:parent-style-name="Heading_20_1">
      <style:text-properties fo:language="de" fo:country="DE" officeooo:paragraph-rsid="00b21857"/>
    </style:style>
    <style:style style:name="P39" style:family="paragraph" style:parent-style-name="Text_20_body">
      <style:text-properties officeooo:paragraph-rsid="0181da5f"/>
    </style:style>
    <style:style style:name="P40" style:family="paragraph" style:parent-style-name="Text_20_body">
      <style:text-properties officeooo:rsid="0186336a" officeooo:paragraph-rsid="0186336a"/>
    </style:style>
    <style:style style:name="P41" style:family="paragraph" style:parent-style-name="Text_20_body">
      <style:text-properties officeooo:rsid="0186336a" officeooo:paragraph-rsid="019a7d00"/>
    </style:style>
    <style:style style:name="P42" style:family="paragraph" style:parent-style-name="Text_20_body">
      <style:text-properties officeooo:rsid="0197208b" officeooo:paragraph-rsid="0197208b"/>
    </style:style>
    <style:style style:name="P43" style:family="paragraph" style:parent-style-name="Text_20_body">
      <style:text-properties officeooo:rsid="01bd42b7" officeooo:paragraph-rsid="01c13b0e"/>
    </style:style>
    <style:style style:name="P44" style:family="paragraph" style:parent-style-name="Text_20_body">
      <style:text-properties officeooo:paragraph-rsid="00b21857"/>
    </style:style>
    <style:style style:name="P45" style:family="paragraph" style:parent-style-name="Text_20_body">
      <style:text-properties officeooo:rsid="01c3ba95" officeooo:paragraph-rsid="01c3ba95"/>
    </style:style>
    <style:style style:name="P46" style:family="paragraph" style:parent-style-name="Text_20_body">
      <style:text-properties officeooo:paragraph-rsid="01c416d4"/>
    </style:style>
    <style:style style:name="P47" style:family="paragraph" style:parent-style-name="Text_20_body">
      <style:text-properties officeooo:rsid="01cd2035" officeooo:paragraph-rsid="01cd2035"/>
    </style:style>
    <style:style style:name="P48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21857" officeooo:paragraph-rsid="00b21857"/>
    </style:style>
    <style:style style:name="P49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21857" officeooo:paragraph-rsid="00b272d0"/>
    </style:style>
    <style:style style:name="P50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46ebb" officeooo:paragraph-rsid="00b46ebb"/>
    </style:style>
    <style:style style:name="P51" style:family="paragraph" style:parent-style-name="Text_20_body" style:list-style-name="L1">
      <style:paragraph-properties fo:margin-top="0cm" fo:margin-bottom="0cm" loext:contextual-spacing="false"/>
    </style:style>
    <style:style style:name="P52" style:family="paragraph" style:parent-style-name="Text_20_body" style:list-style-name="L1">
      <style:paragraph-properties fo:margin-top="0cm" fo:margin-bottom="0cm" loext:contextual-spacing="false"/>
      <style:text-properties officeooo:paragraph-rsid="00b272d0"/>
    </style:style>
    <style:style style:name="P53" style:family="paragraph" style:parent-style-name="Text_20_body">
      <style:paragraph-properties fo:margin-top="0cm" fo:margin-bottom="0cm" loext:contextual-spacing="false" fo:line-height="100%"/>
      <style:text-properties fo:font-size="11pt" fo:font-style="italic" officeooo:rsid="0186336a" officeooo:paragraph-rsid="019a7d00" style:font-size-asian="11pt" style:font-style-asian="italic" style:font-size-complex="11pt" style:font-style-complex="italic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b7dc0"/>
    </style:style>
    <style:style style:name="T40" style:family="text">
      <style:text-properties fo:language="de" fo:country="DE" officeooo:rsid="007b89f3"/>
    </style:style>
    <style:style style:name="T41" style:family="text">
      <style:text-properties fo:language="de" fo:country="DE" officeooo:rsid="007d31ef"/>
    </style:style>
    <style:style style:name="T42" style:family="text">
      <style:text-properties fo:language="de" fo:country="DE" officeooo:rsid="007f224d"/>
    </style:style>
    <style:style style:name="T43" style:family="text">
      <style:text-properties fo:language="de" fo:country="DE" officeooo:rsid="0081c722"/>
    </style:style>
    <style:style style:name="T44" style:family="text">
      <style:text-properties fo:language="de" fo:country="DE" officeooo:rsid="00829899"/>
    </style:style>
    <style:style style:name="T45" style:family="text">
      <style:text-properties fo:language="de" fo:country="DE" officeooo:rsid="0082a09a"/>
    </style:style>
    <style:style style:name="T46" style:family="text">
      <style:text-properties fo:language="de" fo:country="DE" officeooo:rsid="0082c481"/>
    </style:style>
    <style:style style:name="T47" style:family="text">
      <style:text-properties fo:language="de" fo:country="DE" officeooo:rsid="0083d131"/>
    </style:style>
    <style:style style:name="T48" style:family="text">
      <style:text-properties fo:language="de" fo:country="DE" officeooo:rsid="0085b869"/>
    </style:style>
    <style:style style:name="T49" style:family="text">
      <style:text-properties fo:language="de" fo:country="DE" officeooo:rsid="0087b27c"/>
    </style:style>
    <style:style style:name="T50" style:family="text">
      <style:text-properties fo:language="de" fo:country="DE" officeooo:rsid="008873a1"/>
    </style:style>
    <style:style style:name="T51" style:family="text">
      <style:text-properties fo:language="de" fo:country="DE" officeooo:rsid="008a16f7"/>
    </style:style>
    <style:style style:name="T52" style:family="text">
      <style:text-properties fo:language="de" fo:country="DE" officeooo:rsid="008b5b82"/>
    </style:style>
    <style:style style:name="T53" style:family="text">
      <style:text-properties fo:language="de" fo:country="DE" officeooo:rsid="008d1884"/>
    </style:style>
    <style:style style:name="T54" style:family="text">
      <style:text-properties fo:language="de" fo:country="DE" officeooo:rsid="008e62b7"/>
    </style:style>
    <style:style style:name="T55" style:family="text">
      <style:text-properties fo:language="de" fo:country="DE" officeooo:rsid="008e6bd9"/>
    </style:style>
    <style:style style:name="T56" style:family="text">
      <style:text-properties fo:language="de" fo:country="DE" officeooo:rsid="008f7e1b"/>
    </style:style>
    <style:style style:name="T57" style:family="text">
      <style:text-properties fo:language="de" fo:country="DE" officeooo:rsid="00916ec6"/>
    </style:style>
    <style:style style:name="T58" style:family="text">
      <style:text-properties fo:language="de" fo:country="DE" officeooo:rsid="009612ac"/>
    </style:style>
    <style:style style:name="T59" style:family="text">
      <style:text-properties fo:language="de" fo:country="DE" officeooo:rsid="00602e19"/>
    </style:style>
    <style:style style:name="T60" style:family="text">
      <style:text-properties fo:language="de" fo:country="DE" officeooo:rsid="00a88daa"/>
    </style:style>
    <style:style style:name="T61" style:family="text">
      <style:text-properties fo:language="de" fo:country="DE" officeooo:rsid="00a77484"/>
    </style:style>
    <style:style style:name="T62" style:family="text">
      <style:text-properties fo:language="de" fo:country="DE" officeooo:rsid="00aa9d92"/>
    </style:style>
    <style:style style:name="T63" style:family="text">
      <style:text-properties fo:language="de" fo:country="DE" officeooo:rsid="00ad6388"/>
    </style:style>
    <style:style style:name="T64" style:family="text">
      <style:text-properties fo:language="de" fo:country="DE" officeooo:rsid="00b21857"/>
    </style:style>
    <style:style style:name="T65" style:family="text">
      <style:text-properties fo:language="de" fo:country="DE" officeooo:rsid="00b272d0"/>
    </style:style>
    <style:style style:name="T66" style:family="text">
      <style:text-properties fo:language="de" fo:country="DE" officeooo:rsid="00b3cf8e"/>
    </style:style>
    <style:style style:name="T67" style:family="text">
      <style:text-properties fo:language="de" fo:country="DE" officeooo:rsid="00b46ebb"/>
    </style:style>
    <style:style style:name="T68" style:family="text">
      <style:text-properties fo:language="de" fo:country="DE" officeooo:rsid="00b54db1"/>
    </style:style>
    <style:style style:name="T69" style:family="text">
      <style:text-properties fo:language="de" fo:country="DE" officeooo:rsid="00b6a9c0"/>
    </style:style>
    <style:style style:name="T70" style:family="text">
      <style:text-properties fo:language="de" fo:country="DE" officeooo:rsid="00b6c38f"/>
    </style:style>
    <style:style style:name="T71" style:family="text">
      <style:text-properties fo:language="de" fo:country="DE" officeooo:rsid="00b87735"/>
    </style:style>
    <style:style style:name="T72" style:family="text">
      <style:text-properties fo:language="de" fo:country="DE" officeooo:rsid="00b8c467"/>
    </style:style>
    <style:style style:name="T73" style:family="text">
      <style:text-properties fo:language="de" fo:country="DE" officeooo:rsid="00c5cf81"/>
    </style:style>
    <style:style style:name="T74" style:family="text">
      <style:text-properties fo:language="de" fo:country="DE" officeooo:rsid="00c7a150"/>
    </style:style>
    <style:style style:name="T75" style:family="text">
      <style:text-properties fo:language="de" fo:country="DE" officeooo:rsid="00cc3040"/>
    </style:style>
    <style:style style:name="T76" style:family="text">
      <style:text-properties fo:language="de" fo:country="DE" officeooo:rsid="00ccac80"/>
    </style:style>
    <style:style style:name="T77" style:family="text">
      <style:text-properties fo:language="de" fo:country="DE" officeooo:rsid="00ce3681"/>
    </style:style>
    <style:style style:name="T78" style:family="text">
      <style:text-properties fo:language="de" fo:country="DE" officeooo:rsid="00cfb5b0"/>
    </style:style>
    <style:style style:name="T79" style:family="text">
      <style:text-properties fo:language="de" fo:country="DE" officeooo:rsid="00d1170b"/>
    </style:style>
    <style:style style:name="T80" style:family="text">
      <style:text-properties fo:language="de" fo:country="DE" officeooo:rsid="00d141cc"/>
    </style:style>
    <style:style style:name="T81" style:family="text">
      <style:text-properties fo:language="de" fo:country="DE" officeooo:rsid="00d2e35a"/>
    </style:style>
    <style:style style:name="T82" style:family="text">
      <style:text-properties fo:language="de" fo:country="DE" officeooo:rsid="00d41e89"/>
    </style:style>
    <style:style style:name="T83" style:family="text">
      <style:text-properties fo:language="de" fo:country="DE" officeooo:rsid="00d54eb6"/>
    </style:style>
    <style:style style:name="T84" style:family="text">
      <style:text-properties fo:language="de" fo:country="DE" officeooo:rsid="00d5724a"/>
    </style:style>
    <style:style style:name="T85" style:family="text">
      <style:text-properties fo:language="de" fo:country="DE" officeooo:rsid="00d65a03"/>
    </style:style>
    <style:style style:name="T86" style:family="text">
      <style:text-properties fo:language="de" fo:country="DE" officeooo:rsid="00d7060f"/>
    </style:style>
    <style:style style:name="T87" style:family="text">
      <style:text-properties fo:language="de" fo:country="DE" officeooo:rsid="00d8a332"/>
    </style:style>
    <style:style style:name="T88" style:family="text">
      <style:text-properties fo:language="de" fo:country="DE" officeooo:rsid="00d8b236"/>
    </style:style>
    <style:style style:name="T89" style:family="text">
      <style:text-properties fo:language="de" fo:country="DE" officeooo:rsid="00da647d"/>
    </style:style>
    <style:style style:name="T90" style:family="text">
      <style:text-properties fo:language="de" fo:country="DE" officeooo:rsid="00df1b38"/>
    </style:style>
    <style:style style:name="T91" style:family="text">
      <style:text-properties fo:language="de" fo:country="DE" officeooo:rsid="00e09a49"/>
    </style:style>
    <style:style style:name="T92" style:family="text">
      <style:text-properties fo:language="de" fo:country="DE" officeooo:rsid="00e0a206"/>
    </style:style>
    <style:style style:name="T93" style:family="text">
      <style:text-properties fo:language="de" fo:country="DE" officeooo:rsid="00f81244"/>
    </style:style>
    <style:style style:name="T94" style:family="text">
      <style:text-properties fo:language="de" fo:country="DE" officeooo:rsid="00f93182"/>
    </style:style>
    <style:style style:name="T95" style:family="text">
      <style:text-properties fo:language="de" fo:country="DE" officeooo:rsid="00f9b42b"/>
    </style:style>
    <style:style style:name="T96" style:family="text">
      <style:text-properties fo:language="de" fo:country="DE" officeooo:rsid="00f9f371"/>
    </style:style>
    <style:style style:name="T97" style:family="text">
      <style:text-properties fo:language="de" fo:country="DE" officeooo:rsid="00fba7ae"/>
    </style:style>
    <style:style style:name="T98" style:family="text">
      <style:text-properties fo:language="de" fo:country="DE" officeooo:rsid="00fccdf2"/>
    </style:style>
    <style:style style:name="T99" style:family="text">
      <style:text-properties fo:language="de" fo:country="DE" officeooo:rsid="01072dd5"/>
    </style:style>
    <style:style style:name="T100" style:family="text">
      <style:text-properties fo:language="de" fo:country="DE" officeooo:rsid="010797ca"/>
    </style:style>
    <style:style style:name="T101" style:family="text">
      <style:text-properties fo:language="de" fo:country="DE" officeooo:rsid="01092a9a"/>
    </style:style>
    <style:style style:name="T102" style:family="text">
      <style:text-properties fo:language="de" fo:country="DE" officeooo:rsid="0109c2e2"/>
    </style:style>
    <style:style style:name="T103" style:family="text">
      <style:text-properties fo:language="de" fo:country="DE" officeooo:rsid="010b0d85"/>
    </style:style>
    <style:style style:name="T104" style:family="text">
      <style:text-properties fo:language="de" fo:country="DE" officeooo:rsid="010d0066"/>
    </style:style>
    <style:style style:name="T105" style:family="text">
      <style:text-properties fo:language="de" fo:country="DE" officeooo:rsid="010d1d6a"/>
    </style:style>
    <style:style style:name="T106" style:family="text">
      <style:text-properties fo:language="de" fo:country="DE" officeooo:rsid="010eba92"/>
    </style:style>
    <style:style style:name="T107" style:family="text">
      <style:text-properties fo:language="de" fo:country="DE" officeooo:rsid="01104509"/>
    </style:style>
    <style:style style:name="T108" style:family="text">
      <style:text-properties fo:language="de" fo:country="DE" officeooo:rsid="01104e0a"/>
    </style:style>
    <style:style style:name="T109" style:family="text">
      <style:text-properties fo:language="de" fo:country="DE" officeooo:rsid="0111d5b4"/>
    </style:style>
    <style:style style:name="T110" style:family="text">
      <style:text-properties fo:language="de" fo:country="DE" fo:font-style="italic" style:font-style-asian="italic" style:font-style-complex="italic"/>
    </style:style>
    <style:style style:name="T111" style:family="text">
      <style:text-properties fo:language="de" fo:country="DE" fo:font-style="italic" officeooo:rsid="0111d5b4" style:font-style-asian="italic" style:font-style-complex="italic"/>
    </style:style>
    <style:style style:name="T112" style:family="text">
      <style:text-properties fo:language="de" fo:country="DE" fo:font-style="italic" officeooo:rsid="01143bfd" style:font-style-asian="italic" style:font-style-complex="italic"/>
    </style:style>
    <style:style style:name="T113" style:family="text">
      <style:text-properties fo:language="de" fo:country="DE" fo:font-style="italic" officeooo:rsid="0130ceb7" style:font-style-asian="italic" style:font-style-complex="italic"/>
    </style:style>
    <style:style style:name="T114" style:family="text">
      <style:text-properties fo:language="de" fo:country="DE" fo:font-style="italic" officeooo:rsid="01356692" style:font-style-asian="italic" style:font-style-complex="italic"/>
    </style:style>
    <style:style style:name="T115" style:family="text">
      <style:text-properties fo:language="de" fo:country="DE" fo:font-style="italic" officeooo:rsid="01411c4d" style:font-style-asian="italic" style:font-style-complex="italic"/>
    </style:style>
    <style:style style:name="T116" style:family="text">
      <style:text-properties fo:language="de" fo:country="DE" fo:font-style="italic" officeooo:rsid="014206cf" style:font-style-asian="italic" style:font-style-complex="italic"/>
    </style:style>
    <style:style style:name="T117" style:family="text">
      <style:text-properties fo:language="de" fo:country="DE" fo:font-style="italic" officeooo:rsid="0142e9c4" style:font-style-asian="italic" style:font-style-complex="italic"/>
    </style:style>
    <style:style style:name="T118" style:family="text">
      <style:text-properties fo:language="de" fo:country="DE" fo:font-style="italic" officeooo:rsid="0146621b" style:font-style-asian="italic" style:font-style-complex="italic"/>
    </style:style>
    <style:style style:name="T119" style:family="text">
      <style:text-properties fo:language="de" fo:country="DE" fo:font-style="italic" officeooo:rsid="0146770b" style:font-style-asian="italic" style:font-style-complex="italic"/>
    </style:style>
    <style:style style:name="T120" style:family="text">
      <style:text-properties fo:language="de" fo:country="DE" fo:font-style="italic" officeooo:rsid="01514aca" style:font-style-asian="italic" style:font-style-complex="italic"/>
    </style:style>
    <style:style style:name="T121" style:family="text">
      <style:text-properties fo:language="de" fo:country="DE" fo:font-style="italic" officeooo:rsid="01aed745" style:font-style-asian="italic" style:font-style-complex="italic"/>
    </style:style>
    <style:style style:name="T122" style:family="text">
      <style:text-properties fo:language="de" fo:country="DE" fo:font-style="italic" officeooo:rsid="01bb76ea" style:font-style-asian="italic" style:font-style-complex="italic"/>
    </style:style>
    <style:style style:name="T123" style:family="text">
      <style:text-properties fo:language="de" fo:country="DE" fo:font-style="italic" officeooo:rsid="01bfaddc" style:font-style-asian="italic" style:font-style-complex="italic"/>
    </style:style>
    <style:style style:name="T124" style:family="text">
      <style:text-properties fo:language="de" fo:country="DE" fo:font-style="normal" officeooo:rsid="0111d5b4" style:font-style-asian="normal" style:font-style-complex="normal"/>
    </style:style>
    <style:style style:name="T125" style:family="text">
      <style:text-properties fo:language="de" fo:country="DE" fo:font-style="normal" officeooo:rsid="0111ef66" style:font-style-asian="normal" style:font-style-complex="normal"/>
    </style:style>
    <style:style style:name="T126" style:family="text">
      <style:text-properties fo:language="de" fo:country="DE" fo:font-style="normal" officeooo:rsid="01137c66" style:font-style-asian="normal" style:font-style-complex="normal"/>
    </style:style>
    <style:style style:name="T127" style:family="text">
      <style:text-properties fo:language="de" fo:country="DE" fo:font-style="normal" officeooo:rsid="01143bfd" style:font-style-asian="normal" style:font-style-complex="normal"/>
    </style:style>
    <style:style style:name="T128" style:family="text">
      <style:text-properties fo:language="de" fo:country="DE" fo:font-style="normal" officeooo:rsid="01157b3f" style:font-style-asian="normal" style:font-style-complex="normal"/>
    </style:style>
    <style:style style:name="T129" style:family="text">
      <style:text-properties fo:language="de" fo:country="DE" fo:font-style="normal" officeooo:rsid="011722ec" style:font-style-asian="normal" style:font-style-complex="normal"/>
    </style:style>
    <style:style style:name="T130" style:family="text">
      <style:text-properties fo:language="de" fo:country="DE" fo:font-style="normal" officeooo:rsid="0117d5db" style:font-style-asian="normal" style:font-style-complex="normal"/>
    </style:style>
    <style:style style:name="T131" style:family="text">
      <style:text-properties fo:language="de" fo:country="DE" fo:font-style="normal" officeooo:rsid="0118af3a" style:font-style-asian="normal" style:font-style-complex="normal"/>
    </style:style>
    <style:style style:name="T132" style:family="text">
      <style:text-properties fo:language="de" fo:country="DE" fo:font-style="normal" officeooo:rsid="01193cff" style:font-style-asian="normal" style:font-style-complex="normal"/>
    </style:style>
    <style:style style:name="T133" style:family="text">
      <style:text-properties fo:language="de" fo:country="DE" fo:font-style="normal" officeooo:rsid="0119c453" style:font-style-asian="normal" style:font-style-complex="normal"/>
    </style:style>
    <style:style style:name="T134" style:family="text">
      <style:text-properties fo:language="de" fo:country="DE" fo:font-style="normal" officeooo:rsid="011b1b0a" style:font-style-asian="normal" style:font-style-complex="normal"/>
    </style:style>
    <style:style style:name="T135" style:family="text">
      <style:text-properties fo:language="de" fo:country="DE" fo:font-style="normal" officeooo:rsid="011b6484" style:font-style-asian="normal" style:font-style-complex="normal"/>
    </style:style>
    <style:style style:name="T136" style:family="text">
      <style:text-properties fo:language="de" fo:country="DE" fo:font-style="normal" officeooo:rsid="011c42ba" style:font-style-asian="normal" style:font-style-complex="normal"/>
    </style:style>
    <style:style style:name="T137" style:family="text">
      <style:text-properties fo:language="de" fo:country="DE" fo:font-style="normal" officeooo:rsid="0124fa3e" style:font-style-asian="normal" style:font-style-complex="normal"/>
    </style:style>
    <style:style style:name="T138" style:family="text">
      <style:text-properties fo:language="de" fo:country="DE" fo:font-style="normal" officeooo:rsid="012e0759" style:font-style-asian="normal" style:font-style-complex="normal"/>
    </style:style>
    <style:style style:name="T139" style:family="text">
      <style:text-properties fo:language="de" fo:country="DE" fo:font-style="normal" officeooo:rsid="012e2ae1" style:font-style-asian="normal" style:font-style-complex="normal"/>
    </style:style>
    <style:style style:name="T140" style:family="text">
      <style:text-properties fo:language="de" fo:country="DE" fo:font-style="normal" officeooo:rsid="012eefa3" style:font-style-asian="normal" style:font-style-complex="normal"/>
    </style:style>
    <style:style style:name="T141" style:family="text">
      <style:text-properties fo:language="de" fo:country="DE" fo:font-style="normal" officeooo:rsid="01304a46" style:font-style-asian="normal" style:font-style-complex="normal"/>
    </style:style>
    <style:style style:name="T142" style:family="text">
      <style:text-properties fo:language="de" fo:country="DE" fo:font-style="normal" officeooo:rsid="0130ceb7" style:font-style-asian="normal" style:font-style-complex="normal"/>
    </style:style>
    <style:style style:name="T143" style:family="text">
      <style:text-properties fo:language="de" fo:country="DE" fo:font-style="normal" officeooo:rsid="0131d4e1" style:font-style-asian="normal" style:font-style-complex="normal"/>
    </style:style>
    <style:style style:name="T144" style:family="text">
      <style:text-properties fo:language="de" fo:country="DE" fo:font-style="normal" officeooo:rsid="0133d3a2" style:font-style-asian="normal" style:font-style-complex="normal"/>
    </style:style>
    <style:style style:name="T145" style:family="text">
      <style:text-properties fo:language="de" fo:country="DE" fo:font-style="normal" officeooo:rsid="01356692" style:font-style-asian="normal" style:font-style-complex="normal"/>
    </style:style>
    <style:style style:name="T146" style:family="text">
      <style:text-properties fo:language="de" fo:country="DE" fo:font-style="normal" officeooo:rsid="01370063" style:font-style-asian="normal" style:font-style-complex="normal"/>
    </style:style>
    <style:style style:name="T147" style:family="text">
      <style:text-properties fo:language="de" fo:country="DE" fo:font-style="normal" officeooo:rsid="013c459c" style:font-style-asian="normal" style:font-style-complex="normal"/>
    </style:style>
    <style:style style:name="T148" style:family="text">
      <style:text-properties fo:language="de" fo:country="DE" fo:font-style="normal" officeooo:rsid="013edeea" style:font-style-asian="normal" style:font-style-complex="normal"/>
    </style:style>
    <style:style style:name="T149" style:family="text">
      <style:text-properties fo:language="de" fo:country="DE" fo:font-style="normal" officeooo:rsid="0142e9c4" style:font-style-asian="normal" style:font-style-complex="normal"/>
    </style:style>
    <style:style style:name="T150" style:family="text">
      <style:text-properties fo:language="de" fo:country="DE" fo:font-style="normal" officeooo:rsid="01449f3c" style:font-style-asian="normal" style:font-style-complex="normal"/>
    </style:style>
    <style:style style:name="T151" style:family="text">
      <style:text-properties fo:language="de" fo:country="DE" fo:font-style="normal" officeooo:rsid="0146621b" style:font-style-asian="normal" style:font-style-complex="normal"/>
    </style:style>
    <style:style style:name="T152" style:family="text">
      <style:text-properties fo:language="de" fo:country="DE" fo:font-style="normal" officeooo:rsid="0146770b" style:font-style-asian="normal" style:font-style-complex="normal"/>
    </style:style>
    <style:style style:name="T153" style:family="text">
      <style:text-properties fo:language="de" fo:country="DE" fo:font-style="normal" officeooo:rsid="0147f164" style:font-style-asian="normal" style:font-style-complex="normal"/>
    </style:style>
    <style:style style:name="T154" style:family="text">
      <style:text-properties fo:language="de" fo:country="DE" fo:font-style="normal" officeooo:rsid="0149b8ed" style:font-style-asian="normal" style:font-style-complex="normal"/>
    </style:style>
    <style:style style:name="T155" style:family="text">
      <style:text-properties fo:language="de" fo:country="DE" fo:font-style="normal" officeooo:rsid="014a3b13" style:font-style-asian="normal" style:font-style-complex="normal"/>
    </style:style>
    <style:style style:name="T156" style:family="text">
      <style:text-properties fo:language="de" fo:country="DE" fo:font-style="normal" officeooo:rsid="014c3d1b" style:font-style-asian="normal" style:font-style-complex="normal"/>
    </style:style>
    <style:style style:name="T157" style:family="text">
      <style:text-properties fo:language="de" fo:country="DE" fo:font-style="normal" officeooo:rsid="014d2f6d" style:font-style-asian="normal" style:font-style-complex="normal"/>
    </style:style>
    <style:style style:name="T158" style:family="text">
      <style:text-properties fo:language="de" fo:country="DE" fo:font-style="normal" officeooo:rsid="014fcc93" style:font-style-asian="normal" style:font-style-complex="normal"/>
    </style:style>
    <style:style style:name="T159" style:family="text">
      <style:text-properties fo:language="de" fo:country="DE" fo:font-style="normal" officeooo:rsid="01514aca" style:font-style-asian="normal" style:font-style-complex="normal"/>
    </style:style>
    <style:style style:name="T160" style:family="text">
      <style:text-properties fo:language="de" fo:country="DE" fo:font-style="normal" officeooo:rsid="0152a8b2" style:font-style-asian="normal" style:font-style-complex="normal"/>
    </style:style>
    <style:style style:name="T161" style:family="text">
      <style:text-properties fo:language="de" fo:country="DE" fo:font-style="normal" officeooo:rsid="0153dfd9" style:font-style-asian="normal" style:font-style-complex="normal"/>
    </style:style>
    <style:style style:name="T162" style:family="text">
      <style:text-properties fo:language="de" fo:country="DE" fo:font-style="normal" officeooo:rsid="0155ca88" style:font-style-asian="normal" style:font-style-complex="normal"/>
    </style:style>
    <style:style style:name="T163" style:family="text">
      <style:text-properties fo:language="de" fo:country="DE" fo:font-style="normal" officeooo:rsid="015746bb" style:font-style-asian="normal" style:font-style-complex="normal"/>
    </style:style>
    <style:style style:name="T164" style:family="text">
      <style:text-properties fo:language="de" fo:country="DE" fo:font-style="normal" officeooo:rsid="01b18fae" style:font-style-asian="normal" style:font-style-complex="normal"/>
    </style:style>
    <style:style style:name="T165" style:family="text">
      <style:text-properties fo:language="de" fo:country="DE" fo:font-style="normal" officeooo:rsid="01b37465" style:font-style-asian="normal" style:font-style-complex="normal"/>
    </style:style>
    <style:style style:name="T166" style:family="text">
      <style:text-properties fo:language="de" fo:country="DE" fo:font-style="normal" officeooo:rsid="01b54075" style:font-style-asian="normal" style:font-style-complex="normal"/>
    </style:style>
    <style:style style:name="T167" style:family="text">
      <style:text-properties fo:language="de" fo:country="DE" fo:font-style="normal" officeooo:rsid="01b5bbd8" style:font-style-asian="normal" style:font-style-complex="normal"/>
    </style:style>
    <style:style style:name="T168" style:family="text">
      <style:text-properties fo:language="de" fo:country="DE" fo:font-style="normal" officeooo:rsid="01b7b670" style:font-style-asian="normal" style:font-style-complex="normal"/>
    </style:style>
    <style:style style:name="T169" style:family="text">
      <style:text-properties fo:language="de" fo:country="DE" fo:font-style="normal" officeooo:rsid="01b9b16f" style:font-style-asian="normal" style:font-style-complex="normal"/>
    </style:style>
    <style:style style:name="T170" style:family="text">
      <style:text-properties fo:language="de" fo:country="DE" fo:font-style="normal" officeooo:rsid="01ba453a" style:font-style-asian="normal" style:font-style-complex="normal"/>
    </style:style>
    <style:style style:name="T171" style:family="text">
      <style:text-properties fo:language="de" fo:country="DE" fo:font-style="normal" officeooo:rsid="01ba646a" style:font-style-asian="normal" style:font-style-complex="normal"/>
    </style:style>
    <style:style style:name="T172" style:family="text">
      <style:text-properties fo:language="de" fo:country="DE" fo:font-style="normal" officeooo:rsid="01bb76ea" style:font-style-asian="normal" style:font-style-complex="normal"/>
    </style:style>
    <style:style style:name="T173" style:family="text">
      <style:text-properties fo:language="de" fo:country="DE" fo:font-style="normal" officeooo:rsid="01bd398f" style:font-style-asian="normal" style:font-style-complex="normal"/>
    </style:style>
    <style:style style:name="T174" style:family="text">
      <style:text-properties fo:language="de" fo:country="DE" fo:font-style="normal" officeooo:rsid="01bfaddc" style:font-style-asian="normal" style:font-style-complex="normal"/>
    </style:style>
    <style:style style:name="T175" style:family="text">
      <style:text-properties fo:language="de" fo:country="DE" fo:font-style="normal" officeooo:rsid="01c063bf" style:font-style-asian="normal" style:font-style-complex="normal"/>
    </style:style>
    <style:style style:name="T176" style:family="text">
      <style:text-properties fo:language="de" fo:country="DE" fo:font-style="normal" officeooo:rsid="01c3ae25" style:font-style-asian="normal" style:font-style-complex="normal"/>
    </style:style>
    <style:style style:name="T177" style:family="text">
      <style:text-properties fo:language="de" fo:country="DE" fo:font-style="normal" officeooo:rsid="01c416d4" style:font-style-asian="normal" style:font-style-complex="normal"/>
    </style:style>
    <style:style style:name="T178" style:family="text">
      <style:text-properties fo:language="de" fo:country="DE" fo:font-style="normal" officeooo:rsid="01c5eaa1" style:font-style-asian="normal" style:font-style-complex="normal"/>
    </style:style>
    <style:style style:name="T179" style:family="text">
      <style:text-properties fo:language="de" fo:country="DE" fo:font-style="normal" officeooo:rsid="01c6ed50" style:font-style-asian="normal" style:font-style-complex="normal"/>
    </style:style>
    <style:style style:name="T180" style:family="text">
      <style:text-properties fo:language="de" fo:country="DE" fo:font-style="normal" officeooo:rsid="01c81a1c" style:font-style-asian="normal" style:font-style-complex="normal"/>
    </style:style>
    <style:style style:name="T181" style:family="text">
      <style:text-properties fo:language="de" fo:country="DE" fo:font-style="normal" officeooo:rsid="01c9a3ff" style:font-style-asian="normal" style:font-style-complex="normal"/>
    </style:style>
    <style:style style:name="T182" style:family="text">
      <style:text-properties fo:language="de" fo:country="DE" fo:font-style="normal" officeooo:rsid="01c9b7c0" style:font-style-asian="normal" style:font-style-complex="normal"/>
    </style:style>
    <style:style style:name="T183" style:family="text">
      <style:text-properties fo:language="de" fo:country="DE" fo:font-style="normal" officeooo:rsid="01ca778a" style:font-style-asian="normal" style:font-style-complex="normal"/>
    </style:style>
    <style:style style:name="T184" style:family="text">
      <style:text-properties fo:language="de" fo:country="DE" fo:font-style="normal" officeooo:rsid="01cc701b" style:font-style-asian="normal" style:font-style-complex="normal"/>
    </style:style>
    <style:style style:name="T185" style:family="text">
      <style:text-properties fo:language="de" fo:country="DE" officeooo:rsid="01143bfd"/>
    </style:style>
    <style:style style:name="T186" style:family="text">
      <style:text-properties fo:language="de" fo:country="DE" officeooo:rsid="0119d4f8"/>
    </style:style>
    <style:style style:name="T187" style:family="text">
      <style:text-properties fo:language="de" fo:country="DE" officeooo:rsid="013084bb"/>
    </style:style>
    <style:style style:name="T188" style:family="text">
      <style:text-properties fo:language="de" fo:country="DE" officeooo:rsid="013969f2"/>
    </style:style>
    <style:style style:name="T189" style:family="text">
      <style:text-properties fo:language="de" fo:country="DE" officeooo:rsid="015806c4"/>
    </style:style>
    <style:style style:name="T190" style:family="text">
      <style:text-properties fo:language="de" fo:country="DE" officeooo:rsid="016665bf"/>
    </style:style>
    <style:style style:name="T191" style:family="text">
      <style:text-properties fo:language="de" fo:country="DE" officeooo:rsid="0175fc28"/>
    </style:style>
    <style:style style:name="T192" style:family="text">
      <style:text-properties fo:language="de" fo:country="DE" officeooo:rsid="01778cc0"/>
    </style:style>
    <style:style style:name="T193" style:family="text">
      <style:text-properties fo:language="de" fo:country="DE" officeooo:rsid="017c4fbb"/>
    </style:style>
    <style:style style:name="T194" style:family="text">
      <style:text-properties fo:language="de" fo:country="DE" officeooo:rsid="017e129c"/>
    </style:style>
    <style:style style:name="T195" style:family="text">
      <style:text-properties fo:language="de" fo:country="DE" officeooo:rsid="017f7172"/>
    </style:style>
    <style:style style:name="T196" style:family="text">
      <style:text-properties fo:language="de" fo:country="DE" officeooo:rsid="0184c971"/>
    </style:style>
    <style:style style:name="T197" style:family="text">
      <style:text-properties fo:language="de" fo:country="DE" officeooo:rsid="01871fc4"/>
    </style:style>
    <style:style style:name="T198" style:family="text">
      <style:text-properties fo:language="de" fo:country="DE" officeooo:rsid="0188c93b"/>
    </style:style>
    <style:style style:name="T199" style:family="text">
      <style:text-properties fo:language="de" fo:country="DE" officeooo:rsid="018a099f"/>
    </style:style>
    <style:style style:name="T200" style:family="text">
      <style:text-properties fo:language="de" fo:country="DE" officeooo:rsid="018b983f"/>
    </style:style>
    <style:style style:name="T201" style:family="text">
      <style:text-properties fo:language="de" fo:country="DE" officeooo:rsid="018c54b3"/>
    </style:style>
    <style:style style:name="T202" style:family="text">
      <style:text-properties fo:language="de" fo:country="DE" officeooo:rsid="018c8c3e"/>
    </style:style>
    <style:style style:name="T203" style:family="text">
      <style:text-properties fo:language="de" fo:country="DE" officeooo:rsid="018d597d"/>
    </style:style>
    <style:style style:name="T204" style:family="text">
      <style:text-properties fo:language="de" fo:country="DE" officeooo:rsid="018f3029"/>
    </style:style>
    <style:style style:name="T205" style:family="text">
      <style:text-properties fo:language="de" fo:country="DE" officeooo:rsid="01909e21"/>
    </style:style>
    <style:style style:name="T206" style:family="text">
      <style:text-properties fo:language="de" fo:country="DE" officeooo:rsid="0190e58c"/>
    </style:style>
    <style:style style:name="T207" style:family="text">
      <style:text-properties fo:language="de" fo:country="DE" officeooo:rsid="0192aafa"/>
    </style:style>
    <style:style style:name="T208" style:family="text">
      <style:text-properties fo:language="de" fo:country="DE" officeooo:rsid="0194ffd3"/>
    </style:style>
    <style:style style:name="T209" style:family="text">
      <style:text-properties fo:language="de" fo:country="DE" officeooo:rsid="0196f5e3"/>
    </style:style>
    <style:style style:name="T210" style:family="text">
      <style:text-properties fo:language="de" fo:country="DE" officeooo:rsid="0198b2b0"/>
    </style:style>
    <style:style style:name="T211" style:family="text">
      <style:text-properties fo:language="de" fo:country="DE" officeooo:rsid="019a7d00"/>
    </style:style>
    <style:style style:name="T212" style:family="text">
      <style:text-properties fo:language="de" fo:country="DE" officeooo:rsid="019c112e"/>
    </style:style>
    <style:style style:name="T213" style:family="text">
      <style:text-properties fo:language="de" fo:country="DE" officeooo:rsid="019de690"/>
    </style:style>
    <style:style style:name="T214" style:family="text">
      <style:text-properties fo:language="de" fo:country="DE" officeooo:rsid="019f9a8d"/>
    </style:style>
    <style:style style:name="T215" style:family="text">
      <style:text-properties fo:language="de" fo:country="DE" officeooo:rsid="01a075cd"/>
    </style:style>
    <style:style style:name="T216" style:family="text">
      <style:text-properties fo:language="de" fo:country="DE" officeooo:rsid="01a17ab8"/>
    </style:style>
    <style:style style:name="T217" style:family="text">
      <style:text-properties fo:language="de" fo:country="DE" officeooo:rsid="01a2e5b3"/>
    </style:style>
    <style:style style:name="T218" style:family="text">
      <style:text-properties fo:language="de" fo:country="DE" officeooo:rsid="01a378f8"/>
    </style:style>
    <style:style style:name="T219" style:family="text">
      <style:text-properties fo:language="de" fo:country="DE" officeooo:rsid="01a41530"/>
    </style:style>
    <style:style style:name="T220" style:family="text">
      <style:text-properties fo:language="de" fo:country="DE" officeooo:rsid="01a4deec"/>
    </style:style>
    <style:style style:name="T221" style:family="text">
      <style:text-properties fo:language="de" fo:country="DE" officeooo:rsid="01a92887"/>
    </style:style>
    <style:style style:name="T222" style:family="text">
      <style:text-properties fo:language="de" fo:country="DE" officeooo:rsid="01ab65b3"/>
    </style:style>
    <style:style style:name="T223" style:family="text">
      <style:text-properties fo:language="de" fo:country="DE" fo:font-weight="bold" officeooo:rsid="019c112e" style:font-weight-asian="bold" style:font-weight-complex="bold"/>
    </style:style>
    <style:style style:name="T224" style:family="text">
      <style:text-properties fo:language="de" fo:country="DE" fo:font-weight="bold" officeooo:rsid="01a075cd" style:font-weight-asian="bold" style:font-weight-complex="bold"/>
    </style:style>
    <style:style style:name="T225" style:family="text">
      <style:text-properties fo:language="de" fo:country="DE" fo:font-weight="bold" officeooo:rsid="019de690" style:font-weight-asian="bold" style:font-weight-complex="bold"/>
    </style:style>
    <style:style style:name="T226" style:family="text">
      <style:text-properties fo:language="de" fo:country="DE" fo:font-weight="bold" officeooo:rsid="01a92887" style:font-weight-asian="bold" style:font-weight-complex="bold"/>
    </style:style>
    <style:style style:name="T227" style:family="text">
      <style:text-properties fo:language="de" fo:country="DE" fo:font-weight="bold" officeooo:rsid="01ab65b3" style:font-weight-asian="bold" style:font-weight-complex="bold"/>
    </style:style>
    <style:style style:name="T228" style:family="text">
      <style:text-properties fo:language="de" fo:country="DE" officeooo:rsid="01acbece"/>
    </style:style>
    <style:style style:name="T229" style:family="text">
      <style:text-properties fo:language="de" fo:country="DE" officeooo:rsid="01ae6a89"/>
    </style:style>
    <style:style style:name="T230" style:family="text">
      <style:text-properties fo:language="de" fo:country="DE" officeooo:rsid="01aed745"/>
    </style:style>
    <style:style style:name="T231" style:family="text">
      <style:text-properties fo:language="de" fo:country="DE" officeooo:rsid="01b4dc77"/>
    </style:style>
    <style:style style:name="T232" style:family="text">
      <style:text-properties fo:language="de" fo:country="DE" officeooo:rsid="01bdfa8d"/>
    </style:style>
    <style:style style:name="T233" style:family="text">
      <style:text-properties fo:language="de" fo:country="DE" officeooo:rsid="01bfaddc"/>
    </style:style>
    <style:style style:name="T234" style:family="text">
      <style:text-properties fo:language="de" fo:country="DE" officeooo:rsid="01c13b0e"/>
    </style:style>
    <style:style style:name="T235" style:family="text">
      <style:text-properties fo:language="de" fo:country="DE" officeooo:rsid="01cd9299"/>
    </style:style>
    <style:style style:name="T236" style:family="text">
      <style:text-properties officeooo:rsid="009612ac"/>
    </style:style>
    <style:style style:name="T237" style:family="text">
      <style:text-properties fo:color="#569cd6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38" style:family="text">
      <style:text-properties fo:color="#d4d4d4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39" style:family="text">
      <style:text-properties fo:color="#9cdcfe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40" style:family="text">
      <style:text-properties fo:color="#ce9178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41" style:family="text">
      <style:text-properties officeooo:rsid="00b46ebb"/>
    </style:style>
    <style:style style:name="T242" style:family="text">
      <style:text-properties officeooo:rsid="015b285c"/>
    </style:style>
    <style:style style:name="T243" style:family="text">
      <style:text-properties fo:font-style="italic" style:font-style-asian="italic" style:font-style-complex="italic"/>
    </style:style>
    <style:style style:name="T244" style:family="text">
      <style:text-properties fo:font-style="italic" officeooo:rsid="015b285c" style:font-style-asian="italic" style:font-style-complex="italic"/>
    </style:style>
    <style:style style:name="T245" style:family="text">
      <style:text-properties fo:font-style="italic" officeooo:rsid="01687153" style:font-style-asian="italic" style:font-style-complex="italic"/>
    </style:style>
    <style:style style:name="T246" style:family="text">
      <style:text-properties fo:font-style="italic" officeooo:rsid="01689835" style:font-style-asian="italic" style:font-style-complex="italic"/>
    </style:style>
    <style:style style:name="T247" style:family="text">
      <style:text-properties fo:font-style="italic" officeooo:rsid="0169b19e" style:font-style-asian="italic" style:font-style-complex="italic"/>
    </style:style>
    <style:style style:name="T248" style:family="text">
      <style:text-properties fo:font-style="italic" officeooo:rsid="016c6ae2" style:font-style-asian="italic" style:font-style-complex="italic"/>
    </style:style>
    <style:style style:name="T249" style:family="text">
      <style:text-properties fo:font-style="italic" officeooo:rsid="016def89" style:font-style-asian="italic" style:font-style-complex="italic"/>
    </style:style>
    <style:style style:name="T250" style:family="text">
      <style:text-properties fo:font-style="italic" officeooo:rsid="016f6784" style:font-style-asian="italic" style:font-style-complex="italic"/>
    </style:style>
    <style:style style:name="T251" style:family="text">
      <style:text-properties fo:font-style="italic" officeooo:rsid="01718c38" style:font-style-asian="italic" style:font-style-complex="italic"/>
    </style:style>
    <style:style style:name="T252" style:family="text">
      <style:text-properties fo:font-style="italic" officeooo:rsid="01706aad" style:font-style-asian="italic" style:font-style-complex="italic"/>
    </style:style>
    <style:style style:name="T253" style:family="text">
      <style:text-properties fo:font-style="italic" officeooo:rsid="01717120" style:font-style-asian="italic" style:font-style-complex="italic"/>
    </style:style>
    <style:style style:name="T254" style:family="text">
      <style:text-properties fo:font-style="italic" officeooo:rsid="0172ec21" style:font-style-asian="italic" style:font-style-complex="italic"/>
    </style:style>
    <style:style style:name="T255" style:family="text">
      <style:text-properties fo:font-style="italic" officeooo:rsid="0175fc28" style:font-style-asian="italic" style:font-style-complex="italic"/>
    </style:style>
    <style:style style:name="T256" style:family="text">
      <style:text-properties officeooo:rsid="01601a9d"/>
    </style:style>
    <style:style style:name="T257" style:family="text">
      <style:text-properties officeooo:rsid="016582f1"/>
    </style:style>
    <style:style style:name="T258" style:family="text">
      <style:text-properties officeooo:rsid="0165a6a7"/>
    </style:style>
    <style:style style:name="T259" style:family="text">
      <style:text-properties fo:font-style="normal" style:font-style-asian="normal" style:font-style-complex="normal"/>
    </style:style>
    <style:style style:name="T260" style:family="text">
      <style:text-properties fo:font-style="normal" officeooo:rsid="0166edbd" style:font-style-asian="normal" style:font-style-complex="normal"/>
    </style:style>
    <style:style style:name="T261" style:family="text">
      <style:text-properties fo:font-style="normal" officeooo:rsid="0167a2a0" style:font-style-asian="normal" style:font-style-complex="normal"/>
    </style:style>
    <style:style style:name="T262" style:family="text">
      <style:text-properties fo:font-style="normal" officeooo:rsid="01689835" style:font-style-asian="normal" style:font-style-complex="normal"/>
    </style:style>
    <style:style style:name="T263" style:family="text">
      <style:text-properties fo:font-style="normal" officeooo:rsid="0169b19e" style:font-style-asian="normal" style:font-style-complex="normal"/>
    </style:style>
    <style:style style:name="T264" style:family="text">
      <style:text-properties fo:font-style="normal" officeooo:rsid="01718c38" style:font-style-asian="normal" style:font-style-complex="normal"/>
    </style:style>
    <style:style style:name="T265" style:family="text">
      <style:text-properties fo:font-style="normal" officeooo:rsid="0172ec21" style:font-style-asian="normal" style:font-style-complex="normal"/>
    </style:style>
    <style:style style:name="T266" style:family="text">
      <style:text-properties fo:font-style="normal" officeooo:rsid="01745744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7" text:outline-level="1">TODO</text:h>
      <text:p text:style-name="P33"><text:span text:style-name="T186">T</text:span><text:span text:style-name="T31">ry PyCharm IDE<text:line-break/></text:span><text:span text:style-name="T187">Konzept des HTTP Interceptors?</text:span></text:p>
      <text:h text:style-name="P36" text:outline-level="1">Ziel</text:h>
      <text:p text:style-name="P1">Sprachlehrer-Webseite für mich</text:p>
      <text:h text:style-name="P38" text:outline-level="1">Schritte</text:h>
      <text:p text:style-name="P45"><text:span text:style-name="T31">Learn some keyboard magic</text:span></text:p>
      <text:p text:style-name="P44"><text:span text:style-name="T31"/></text:p>
      <text:p text:style-name="P47"><text:span text:style-name="T31">Why so many server requests </text:span><text:span text:style-name="T235">in vocabs?</text:span></text:p>
      <text:p text:style-name="P44"><text:span text:style-name="T31"/></text:p>
      <text:p text:style-name="P41"><text:span text:style-name="T189">Jeder User hat persönliche Vokabel-Liste<text:line-break/>-</text:span><text:span text:style-name="T208">Wie werden vocabs biser erzeugt? → Vocabs.objects.create</text:span><text:span text:style-name="T209"><text:line-break/>-</text:span><text:span text:style-name="T212">Was passiert initial auf Vocabs(personal)? Identisch mit Vocabs? Funktioniert?→</text:span><text:span text:style-name="T213"> Ja!<text:tab/><text:tab/>V<text:line-break/></text:span><text:span text:style-name="T225">-Änderungen im Frontend?</text:span><text:span text:style-name="T213"><text:tab/><text:tab/><text:tab/><text:tab/><text:tab/><text:tab/><text:tab/><text:tab/><text:tab/><text:tab/></text:span><text:span text:style-name="T215">v</text:span><text:span text:style-name="T213"><text:line-break/>--</text:span><text:span text:style-name="T214">URL zu vocabs/personal</text:span><text:span text:style-name="T212"> <text:line-break/></text:span><text:span text:style-name="T223">-</text:span><text:span text:style-name="T224">Änderungen im Backend?</text:span><text:span text:style-name="T215"><text:line-break/>--Create new URL, </text:span><text:span text:style-name="T216">view</text:span><text:span text:style-name="T215"> /vocabs/personal, initially identical with /vocabs<text:tab/><text:tab/><text:tab/><text:tab/></text:span><text:span text:style-name="T217">v<text:line-break/>--Many-to-many-relationship between Profile and Vocabs<text:line-break/>---</text:span><text:span text:style-name="T218">Why are all vocabs associated with Yair? <text:line-break/>---→Delete all, create 2nd profile (Seth), see if vocabs can be assigned individually </text:span><text:span text:style-name="T219">bringt nichts!<text:line-break/>---Was, wenn ich UserDummy in vocabs.models erzeuge?<text:line-break/>---→</text:span><text:span text:style-name="T220"> Selbes Problem!<text:line-break/>---Erzeuge/ frage User/ Vocab List in Python console ab, sehen ob Effekt derselbe</text:span></text:p>
      <text:p text:style-name="P53"><text:span text:style-name="T220">&gt;&gt;&gt; user1 = UserDummy.objects.create(name='user1')</text:span></text:p>
      <text:p text:style-name="P53"><text:span text:style-name="T220">&gt;&gt;&gt; user2 = UserDummy.objects.create(name='user2')</text:span></text:p>
      <text:p text:style-name="P53"><text:span text:style-name="T220">&gt;&gt;&gt; vocab1 = Vocabs.objects.create(german='klug',english='smart')</text:span></text:p>
      <text:p text:style-name="P53"><text:span text:style-name="T220">&gt;&gt;&gt; vocab2 = Vocabs.objects.create(german='dumm',english='dumb')</text:span></text:p>
      <text:p text:style-name="P53"><text:span text:style-name="T220">&gt;&gt;&gt; user1.vocabList.add(vocab1)</text:span></text:p>
      <text:p text:style-name="P53"><text:span text:style-name="T220">&gt;&gt;&gt; user2.vocabList.add(vocab2)</text:span></text:p>
      <text:p text:style-name="P53"><text:span text:style-name="T220">&gt;&gt;&gt; user1.save()</text:span></text:p>
      <text:p text:style-name="P53"><text:span text:style-name="T220">&gt;&gt;&gt; user2.save()</text:span></text:p>
      <text:p text:style-name="P53"><text:span text:style-name="T220">&gt;&gt;&gt; vocab1.save()</text:span></text:p>
      <text:p text:style-name="P53"><text:span text:style-name="T220">&gt;&gt;&gt; vocab2.save()</text:span></text:p>
      <text:p text:style-name="P53"><text:span text:style-name="T220">&gt;&gt;&gt; user1.vocabList.all()</text:span></text:p>
      <text:p text:style-name="P53"><text:span text:style-name="T220">&lt;QuerySet [&lt;Vocabs: klug - smart&gt;]&gt;</text:span></text:p>
      <text:p text:style-name="P53"><text:span text:style-name="T220">&gt;&gt;&gt; user2.vocabList.all()</text:span></text:p>
      <text:p text:style-name="P53"><text:span text:style-name="T220">&lt;QuerySet [&lt;Vocabs: dumm – dumb&gt;]&gt;</text:span></text:p>
      <text:p text:style-name="P46"><text:soft-page-break/><text:span text:style-name="T31">---→</text:span><text:span text:style-name="T221">Zuweisung funktioniert, aber in Django admin (Browser) wird nicht korrekte Vokabel-Liste (sondern alle Vokabeln) angezeigt<text:line-break/></text:span><text:span text:style-name="T226">-</text:span><text:span text:style-name="T227">Änderungen im Backend: </text:span><text:span text:style-name="T221"><text:line-break/>--</text:span><text:span text:style-name="T222">Lade Vokabelliste für diesen User<text:line-break/>---</text:span><text:span text:style-name="T228">Wie kann ich request schon in Klasse referenzieren? Muss get separat definiert werden?---→</text:span><text:span text:style-name="T229"> Benutze </text:span><text:span text:style-name="T231">List</text:span><text:span text:style-name="T229">ApiView, übschreibe get_queryset<text:line-break/>--- </text:span><text:span text:style-name="T230">HTTP-Client für get-request: user: yair, token: "d1866559184b287c42fe480308554485b350a62e"<text:line-break/>---</text:span><text:span text:style-name="T121">http http://127.0.0.1:8000/api/v1/vocabs/personal/ 'Authorization: Token d1866559184b287c42fe480308554485b350a62e'</text:span><text:span text:style-name="T164"><text:line-break/>---→</text:span><text:span text:style-name="T165"> Scheint zu gehen, gib Yair per Python Shell eine Vokabel in die Liste!<text:tab/><text:tab/><text:tab/></text:span><text:span text:style-name="T166">V<text:line-break/>--Add/ Delete/ Edit vocab für persönliche Vokabel-Liste<text:line-break/>---</text:span><text:span text:style-name="T167">Wie sollte Uniqueness für Vokabeln gehandhabt werden?<text:line-break/>----</text:span><text:span text:style-name="T168">Entferne Uniqueness für Key(german)<text:line-break/>--</text:span><text:span text:style-name="T169">Schicke Token zusammen mit get-Request<text:line-break/>---</text:span><text:span text:style-name="T170">Ändere HTTP-Provider zu Axios<text:tab/><text:tab/><text:tab/><text:tab/><text:tab/><text:tab/><text:tab/><text:tab/><text:tab/></text:span><text:span text:style-name="T171">v<text:line-break/>--Warum wird Vokabel-Liste nicht angezeigt?<text:line-break/>---</text:span><text:span text:style-name="T172">Kein Zugriff mehr auf </text:span><text:span text:style-name="T122">this.vocabList </text:span><text:span text:style-name="T172">wegen Axios: Benutze walkaround (Methode etc.)<text:tab/></text:span><text:span text:style-name="T173">v<text:line-break/>--</text:span><text:span text:style-name="T176">Fix vocab edit<text:tab/><text:tab/><text:tab/><text:tab/><text:tab/><text:tab/><text:tab/><text:tab/><text:tab/><text:tab/><text:tab/>v<text:line-break/>--Fix vocab add<text:tab/><text:tab/><text:tab/><text:tab/><text:tab/><text:tab/><text:tab/><text:tab/><text:tab/><text:tab/><text:tab/></text:span><text:span text:style-name="T178">v</text:span><text:span text:style-name="T176"><text:line-break/>---</text:span><text:span text:style-name="T177">Error im Backend<text:line-break/>--</text:span><text:span text:style-name="T178">fix vocab delete<text:tab/><text:tab/><text:tab/><text:tab/><text:tab/><text:tab/><text:tab/><text:tab/><text:tab/><text:tab/><text:tab/></text:span><text:span text:style-name="T184">v</text:span><text:span text:style-name="T179"><text:line-break/>---Daten werden nicht mitgesendet<text:tab/><text:tab/><text:tab/><text:tab/><text:tab/><text:tab/><text:tab/><text:tab/><text:tab/></text:span><text:span text:style-name="T180">v<text:line-break/>---Delete funzt, aber kein Update danach<text:line-break/>---→</text:span><text:span text:style-name="T181">Schicke Vokabel-Liste mit Server-Antwort, mache loadVocab() obsolet<text:line-break/>---→</text:span><text:span text:style-name="T183"> Use VocabsSerializer</text:span><text:span text:style-name="T182"><text:line-break/></text:span><text:span text:style-name="T181"> </text:span></text:p>
      <text:p text:style-name="P42"><text:span text:style-name="T189"/></text:p>
      <text:p text:style-name="P42"><text:span text:style-name="T189"/></text:p>
      <text:p text:style-name="P43"><text:span text:style-name="T189">Beim Reload geht „Token“ </text:span><text:span text:style-name="T232">vor Token request</text:span><text:span text:style-name="T189"> verloren (in /vocabs/personal<text:tab/><text:tab/><text:tab/></text:span><text:span text:style-name="T234">v</text:span><text:span text:style-name="T189"><text:line-break/>-</text:span><text:span text:style-name="T233">Was passiert, wenn ich </text:span><text:span text:style-name="T123">beforeMount()</text:span><text:span text:style-name="T174"> in </text:span><text:span text:style-name="T123">/acounts </text:span><text:span text:style-name="T174">zu </text:span><text:span text:style-name="T123">mounted() </text:span><text:span text:style-name="T174">ändere?<text:line-break/>→</text:span><text:span text:style-name="T175">Anscheinend kein Unterschied<text:line-break/>-Prüfe ob Token mit „Token...“ beginnt, falls nicht füge hinzu</text:span></text:p>
      <text:p text:style-name="P42"><text:span text:style-name="T189"/></text:p>
      <text:p text:style-name="P42"><text:span text:style-name="T189"/></text:p>
      <text:p text:style-name="P42"><text:span text:style-name="T189">K</text:span><text:span text:style-name="T31">nüpfe /login- und /vocabs – Link im Dropdown-Menü daran, ob user eingeloggt ist<text:tab/><text:tab/></text:span><text:span text:style-name="T211">v</text:span><text:span text:style-name="T31"><text:line-break/>-</text:span><text:span text:style-name="T210">Wie verhindern, dass Listen-Element gerendert wird, bevor Bedingung abgefragt?<text:line-break/>→</text:span><text:span text:style-name="T211">Packe for-Schleife in div statt list-Element </text:span></text:p>
      <text:p text:style-name="P40"><text:span text:style-name="T189"/></text:p>
      <text:p text:style-name="P39"><text:soft-page-break/><text:span text:style-name="T189">B</text:span><text:span text:style-name="T192">egrüßungsseite mit Name, Vorname, </text:span><text:span text:style-name="T201">zusätzlichen Infos</text:span><text:span text:style-name="T192"><text:line-break/>-</text:span><text:span text:style-name="T194">Wo sehe ich Felder für users? → Login as admin</text:span><text:span text:style-name="T192"><text:line-break/>-</text:span><text:span text:style-name="T193">Erweitere User-Model um Name, Vorname<text:tab/><text:tab/><text:tab/><text:tab/><text:tab/><text:tab/><text:tab/><text:tab/></text:span><text:span text:style-name="T197">v</text:span><text:span text:style-name="T193"><text:line-break/>- →</text:span><text:span text:style-name="T195"> django.contrib.auth hat bereits first_name etc.<text:line-break/>-</text:span><text:span text:style-name="T197">Erstelle Create Profile-Formular/List Profiles<text:line-break/>– </text:span><text:span text:style-name="T198">Warum werden Vocabs angezeigt? </text:span><text:span text:style-name="T199">(Welche Elemente notwendig?)<text:tab/><text:tab/><text:tab/><text:tab/></text:span><text:span text:style-name="T202">v</text:span><text:span text:style-name="T199"><text:line-break/>–→</text:span><text:span text:style-name="T200"> Register Profile with admin<text:line-break/>-</text:span><text:span text:style-name="T202">Pass all info in JSON<text:line-break/>-</text:span><text:span text:style-name="T203">Zeige Infos auf Begrüßungsseite an:<text:line-break/>--</text:span><text:span text:style-name="T207">Location</text:span><text:span text:style-name="T203"><text:line-break/>--</text:span><text:span text:style-name="T204">Upcoming courses<text:line-break/>--Finished courses<text:line-break/>--Learning protocol </text:span><text:span text:style-name="T205">link<text:line-break/>--</text:span><text:span text:style-name="T206">Folder link<text:line-break/>---</text:span><text:span text:style-name="T207">Update user model</text:span><text:span text:style-name="T196"><text:line-break/></text:span></text:p>
      <text:p text:style-name="Text_20_body"><text:span text:style-name="T189">Erstelle Begrüßungsseite, wo </text:span><text:span text:style-name="T191">Botschft vom Server angezeigt wird</text:span><text:span text:style-name="T192"><text:tab/><text:tab/><text:tab/><text:tab/><text:tab/>v</text:span><text:span text:style-name="T189"><text:line-break/>-</text:span><text:span text:style-name="T190">Welcher View verarbeitet welchen request?<text:line-break/></text:span><text:span text:style-name="T31">--Anmeldung mit username, pwd: </text:span><text:a xlink:type="simple" xlink:href="http://localhost:8000/login/" text:style-name="Internet_20_link" text:visited-style-name="Visited_20_Internet_20_Link"><text:span text:style-name="T243">http://localhost:8000/login/</text:span></text:a><text:span text:style-name="T243"><text:line-break/></text:span><text:span text:style-name="T259">--</text:span><text:span text:style-name="T260">Request mit Token? </text:span><text:span text:style-name="T261">Noch nicht im Frontend implemetiert, Adresse: </text:span><text:span text:style-name="T245">token_auth<text:line-break/>-</text:span><text:span text:style-name="T246">Zeige „geheime“ Botschaft vom Server in accounts an, ansonsten „Keine Verbindung möglich“<text:line-break/>-</text:span><text:span text:style-name="T262">/</text:span><text:span text:style-name="T263">accounts sendet request zu </text:span><text:span text:style-name="T247">token_auth<text:line-break/>--Unauthorized→Wird</text:span><text:span text:style-name="T248"> Token mitgesendet? </text:span><text:span text:style-name="T249">Fehlt „Token“ vor C4t454…..? →</text:span><text:span text:style-name="T250"> JA!<text:tab/><text:tab/></text:span><text:span text:style-name="T251">v</text:span><text:span text:style-name="T249"><text:line-break/>---</text:span><text:span text:style-name="T250">Token wird irgendwo wieder zurück gesetzt („Token C4…“ → „C4...“) </text:span><text:span text:style-name="T252">WO?<text:line-break/>---→</text:span><text:span text:style-name="T253">Setze Header einfach jedes Mal vorm Absenden <text:line-break/>--</text:span><text:span text:style-name="T264">Kein „This“-Objekt bei </text:span><text:span text:style-name="T251">account/index.vue</text:span><text:span text:style-name="T255"><text:tab/><text:tab/><text:tab/><text:tab/><text:tab/><text:tab/><text:tab/><text:tab/>v</text:span><text:span text:style-name="T251"><text:line-break/>-- →</text:span><text:span text:style-name="T254"> </text:span><text:span text:style-name="T265">Anscheindend kann </text:span><text:span text:style-name="T254">.then</text:span><text:span text:style-name="T265">-Block </text:span><text:span text:style-name="T254">this </text:span><text:span text:style-name="T265">nicht referenzieren, wenn Request mit axios gesendet (wenn mit $http, dann schon)<text:line-break/></text:span><text:span text:style-name="T266">-- -&gt;</text:span> <text:span text:style-name="T243">beforeMount() {</text:span><text:span text:style-name="T255"> </text:span><text:span text:style-name="T243">let setMessage = this.setMessage</text:span><text:span text:style-name="T255">...</text:span></text:p>
      <text:p text:style-name="P26"/>
      <text:p text:style-name="P28">Links im Header werden ausklappbar, wenn Fenster kleiner<text:tab/><text:tab/><text:tab/><text:tab/><text:tab/><text:span text:style-name="T258">v</text:span><text:line-break/>-<text:span text:style-name="T257">Hide drop-down menu when links visible in header</text:span></text:p>
      <text:p text:style-name="P27">Login-Seite nur Verfügbar, wenn man nicht eingeloggt ist<text:tab/><text:tab/><text:tab/><text:tab/><text:tab/><text:tab/><text:span text:style-name="T256">v</text:span><text:line-break/>-<text:span text:style-name="T242">Welche Variable gibt dies an? -&gt;</text:span><text:span text:style-name="T244">isLoggedIn</text:span></text:p>
      <text:p text:style-name="P34"><text:span text:style-name="T88">E</text:span><text:span text:style-name="T31">dit-Funktion ist fehlerhaft (deutsch lässt sich nicht ändern)</text:span><text:span text:style-name="T188"><text:tab/><text:tab/><text:tab/><text:tab/><text:tab/>v</text:span></text:p>
      <text:p text:style-name="P35"><text:span text:style-name="T88">Login-Verarbeitung vom Backend</text:span><text:span text:style-name="T89"> statt Mock<text:line-break/></text:span><text:span text:style-name="T93">-Modul login gelöscht, aber immer noch referenziert</text:span><text:span text:style-name="T94"><text:tab/><text:tab/><text:tab/><text:tab/><text:tab/><text:tab/>v<text:line-break/></text:span><text:span text:style-name="T95">-Create app /auth</text:span><text:span text:style-name="T96"><text:tab/><text:tab/><text:tab/><text:tab/><text:tab/><text:tab/><text:tab/><text:tab/><text:tab/><text:tab/><text:tab/>v<text:line-break/></text:span><text:soft-page-break/><text:span text:style-name="T97">-Create view + route for /auth</text:span><text:span text:style-name="T98">'<text:line-break/></text:span><text:span text:style-name="T99">-Login per backend works, what happens if I send a request via frontend?<text:line-break/></text:span><text:span text:style-name="T100">--Set breakpoint in register-method of view, see what happens<text:line-break/></text:span><text:span text:style-name="T101">---Content of POST-Request: username, pwd, csfrmiddlewaretoken<text:line-break/></text:span><text:span text:style-name="T102">---Funktion authenticate gibt user zurück<text:line-break/></text:span><text:span text:style-name="T103">--this.$http existiert nicht</text:span><text:span text:style-name="T104"> --&gt; Use axios<text:tab/><text:tab/><text:tab/><text:tab/><text:tab/><text:tab/><text:tab/><text:tab/>v<text:line-break/></text:span><text:span text:style-name="T105">---Teste POST-request mit JSONPlaceholder</text:span><text:span text:style-name="T106"><text:tab/><text:tab/><text:tab/><text:tab/><text:tab/><text:tab/><text:tab/>v<text:line-break/></text:span><text:span text:style-name="T107">--</text:span><text:span text:style-name="T108">Erstelle neuen View, der einfache Antwort auf POST-request zurückgibt<text:line-break/></text:span><text:span text:style-name="T185"><text:tab/></text:span><text:span text:style-name="T109">---</text:span><text:span text:style-name="T111">Access to XMLHttpRequest at 'http://localhost:8000/auth' from origin 'http://localhost:8080' </text:span><text:span text:style-name="T112"><text:tab/></text:span><text:span text:style-name="T111">has been blocked by CORS policy: Response to preflight request doesn't pass access control </text:span><text:span text:style-name="T112"><text:tab/></text:span><text:span text:style-name="T111">check: Redirect is not allowed for a preflight request.</text:span><text:span text:style-name="T124"><text:line-break/></text:span><text:span text:style-name="T127"><text:tab/></text:span><text:span text:style-name="T124">----Passiert das gleiche auch bei /api/v1/vocabs?</text:span><text:span text:style-name="T125"> JA! Also liegt es am Request!<text:line-break/></text:span><text:span text:style-name="T127"><text:tab/></text:span><text:span text:style-name="T126">---- -&gt; SLASH hat gefehlt!!!</text:span><text:span text:style-name="T127"><text:tab/><text:tab/><text:tab/><text:tab/><text:tab/><text:tab/><text:tab/><text:tab/><text:tab/>v<text:line-break/></text:span><text:span text:style-name="T128"><text:tab/></text:span><text:span text:style-name="T127">---</text:span><text:span text:style-name="T129">Argument "version" fehlt</text:span><text:span text:style-name="T130"><text:tab/><text:tab/><text:tab/><text:tab/><text:tab/><text:tab/><text:tab/><text:tab/><text:tab/>v<text:line-break/>-</text:span><text:span text:style-name="T131">Implementiere Auth Backend<text:line-break/></text:span><text:span text:style-name="T132"> -User-DB: Neues Model erstellen? Oder schon standardmäßig vorhanden?</text:span><text:span text:style-name="T133"> →Tutorial?<text:line-break/></text:span><text:span text:style-name="T134">-What shall view return? (token, user?)<text:line-break/></text:span><text:span text:style-name="T135">-Generated token c2a267ec7fbd19562bfb03754851ac4abedb87b6 for user horst<text:line-break/></text:span><text:span text:style-name="T136">-Send token to Server</text:span><text:span text:style-name="T138"> (Vue)</text:span><text:span text:style-name="T143"><text:tab/><text:tab/><text:tab/><text:tab/><text:tab/><text:tab/><text:tab/><text:tab/><text:tab/><text:tab/>v</text:span><text:span text:style-name="T137"><text:line-break/></text:span><text:span text:style-name="T110">--&gt; axios.defaults.headers.common['Authorization'] = 'Token c2a267ec7fbd19562bfb03754851ac4abedb87b6'</text:span><text:span text:style-name="T139"><text:line-break/></text:span><text:span text:style-name="T140">-</text:span><text:span text:style-name="T141">Login per username/ pwd, </text:span><text:span text:style-name="T140">Token-Generierung bei Login</text:span><text:span text:style-name="T142">:</text:span><text:span text:style-name="T144"><text:tab/><text:tab/><text:tab/><text:tab/><text:tab/><text:tab/>v</text:span><text:span text:style-name="T142"><text:line-break/></text:span><text:span text:style-name="T110">--rest_framework.authtoken.views</text:span><text:span text:style-name="T113">.</text:span><text:span text:style-name="T110">obtain_auth_token</text:span><text:span text:style-name="T113"> </text:span><text:span text:style-name="T142">als view</text:span><text:span text:style-name="T110"> <text:line-break/></text:span><text:span text:style-name="T114">-</text:span><text:span text:style-name="T145">Sende login-Daten aus Login-Seite an Server</text:span><text:span text:style-name="T146"> (username statt email)<text:line-break/></text:span><text:span text:style-name="T147">--</text:span><text:span text:style-name="T148">Was passiert nach absenden? Wie muss request aussehen?<text:line-break/></text:span><text:span text:style-name="T110">--&gt;http post http://127.0.0.1:8000/</text:span><text:span text:style-name="T116">login</text:span><text:span text:style-name="T110">/ username=</text:span><text:span text:style-name="T116">horst</text:span><text:span text:style-name="T110"> password=</text:span><text:span text:style-name="T116">de1nemudder</text:span><text:span text:style-name="T115"> <text:line-break/></text:span><text:span text:style-name="T117">--</text:span><text:span text:style-name="T149">Bad request: </text:span><text:span text:style-name="T150">Warum?</text:span><text:span text:style-name="T151"> -&gt;</text:span><text:span text:style-name="T118">username </text:span><text:span text:style-name="T151">statt </text:span><text:span text:style-name="T118">user<text:line-break/></text:span><text:span text:style-name="T119">-</text:span><text:span text:style-name="T152">Token wird </text:span><text:span text:style-name="T153">empfangen</text:span><text:span text:style-name="T152">, warum erfolgt keine Weiterleitung?</text:span><text:span text:style-name="T161"><text:tab/><text:tab/><text:tab/><text:tab/><text:tab/>v</text:span><text:span text:style-name="T152"><text:line-break/></text:span><text:span text:style-name="T154">--</text:span><text:span text:style-name="T156">Anscheinend ist Login noch nicht richtig verarbeitet, automatische WL zu "login"<text:line-break/></text:span><text:span text:style-name="T157">--WL zu "Vocabs" funktioniert<text:line-break/></text:span><text:span text:style-name="T158">--How to get access to global variables at any point? Debuggin in VS Code?</text:span><text:span text:style-name="T160"><text:tab/><text:tab/><text:tab/></text:span><text:span text:style-name="T158"><text:line-break/></text:span><text:span text:style-name="T159">--&gt;</text:span><text:span text:style-name="T120"> l</text:span><text:span text:style-name="T110">aunch.json: "sourceMaps": true,</text:span><text:span text:style-name="T120"> </text:span><text:span text:style-name="T159">add </text:span><text:span text:style-name="T120">debugger </text:span><text:span text:style-name="T159">to code<text:line-break/></text:span><text:span text:style-name="T160">--resp.token = undefined: Wie referenzieren?<text:line-break/></text:span><text:span text:style-name="T161">-"Wrong password"-message when credentials are wrong<text:line-break/></text:span><text:span text:style-name="T162">--How to handle reject from store.login?</text:span><text:span text:style-name="T163"> →catch(err)<text:line-break/></text:span><text:span text:style-name="T155">--Gehe zurück zum Commit für Mock-Backend-Login: Was ist anders?</text:span><text:span text:style-name="T146"><text:line-break/></text:span><text:span text:style-name="T139">--Daten für persönliche Begrüßungsseite (Voller Name) von BE an FE<text:line-break/>--Persönliche Begrüßungsseite im FE erstellen</text:span></text:p>
      <text:p text:style-name="P25"/>
      <text:p text:style-name="P32"><text:soft-page-break/><text:span text:style-name="T61">Login-Funktion: Anmelden, Begrüßungsseite, Abmelden<text:line-break/></text:span><text:span text:style-name="T63">-Seite /</text:span><text:span text:style-name="T66">account</text:span><text:span text:style-name="T63"> mit Begrüßung (später: Kalender, Buchung, Lernmaterialien etc.)<text:line-break/></text:span><text:span text:style-name="T69">--Loginseite ändern, PWD abfragen</text:span><text:span text:style-name="T70"><text:tab/><text:tab/><text:tab/></text:span><text:span text:style-name="T72"><text:tab/><text:tab/><text:tab/><text:tab/><text:tab/><text:tab/>v</text:span><text:span text:style-name="T70"><text:line-break/></text:span><text:span text:style-name="T71">--Create page /account</text:span><text:span text:style-name="T74"><text:tab/><text:tab/><text:tab/><text:tab/><text:tab/><text:tab/><text:tab/><text:tab/><text:tab/><text:tab/>v</text:span><text:span text:style-name="T71"><text:line-break/></text:span><text:span text:style-name="T74">-Debugging von vueJS in VS Code?</text:span><text:span text:style-name="T70"><text:tab/></text:span><text:span text:style-name="T75"><text:tab/><text:tab/><text:tab/><text:tab/><text:tab/><text:tab/><text:tab/><text:tab/>v</text:span><text:span text:style-name="T70"><text:line-break/></text:span><text:span text:style-name="T75">-Interception von 401-code vom Server: $http - Element fehlt</text:span><text:span text:style-name="T78"><text:tab/><text:tab/><text:tab/><text:tab/><text:tab/>v</text:span><text:span text:style-name="T75"><text:line-break/></text:span><text:span text:style-name="T31">--Vue.prototype.$http</text:span><text:span text:style-name="T76">?</text:span><text:span text:style-name="T77">/ Siehe Kommentare Tutorial</text:span><text:span text:style-name="T85"><text:tab/><text:tab/><text:tab/><text:tab/><text:tab/><text:tab/>v</text:span><text:span text:style-name="T72"><text:tab/></text:span><text:span text:style-name="T63"><text:line-break/></text:span><text:span text:style-name="T68">-</text:span><text:span text:style-name="T73">Set up mock server that delivers token</text:span><text:span text:style-name="T78"> (store/dispatch?)</text:span><text:span text:style-name="T85"><text:tab/><text:tab/><text:tab/><text:tab/><text:tab/><text:tab/>v</text:span><text:span text:style-name="T79"><text:line-break/></text:span><text:span text:style-name="T80">--Wie wird mock API in auth-example gehandhabt?<text:line-break/></text:span><text:span text:style-name="T81">---Referenzierung von APICall:</text:span><text:span text:style-name="T82"> Ohne Axios, dafür direkt per Konstante</text:span><text:span text:style-name="T83"> apiCall(url,..…)</text:span><text:span text:style-name="T84"><text:tab/><text:tab/>v</text:span><text:span text:style-name="T83"><text:line-break/></text:span><text:span text:style-name="T84">-&gt; Import scheint zu funktionieren (Pfad: ./utils/api)<text:line-break/></text:span><text:span text:style-name="T85">-Mock-Server antwortet, durchlaufe login</text:span><text:span text:style-name="T86"><text:tab/><text:tab/><text:tab/><text:tab/><text:tab/><text:tab/><text:tab/><text:tab/>v<text:line-break/>- -&gt; Scheint zu funktionieren, es wird an /account weitergeleitet<text:line-break/>-Ist /account wirklich restricted?: Testen!</text:span><text:span text:style-name="T87"><text:tab/><text:tab/><text:tab/><text:tab/><text:tab/><text:tab/><text:tab/><text:tab/>V<text:line-break/></text:span><text:span text:style-name="T90">-Don't allow invalid login data</text:span><text:span text:style-name="T91"><text:tab/><text:tab/><text:tab/><text:tab/><text:tab/><text:tab/><text:tab/><text:tab/><text:tab/>v</text:span><text:span text:style-name="T92"> </text:span><text:span text:style-name="T87"><text:line-break/></text:span><text:span text:style-name="T68"><text:line-break/></text:span><text:span text:style-name="T63"><text:line-break/></text:span><text:span text:style-name="T64">-Beispielcode (vue-auth-example):</text:span></text:p>
      <text:list xml:id="list35130562" text:style-name="L1">
        <text:list-item>
          <text:p text:style-name="P48">app.vue:</text:p>
          <text:list>
            <text:list-item>
              <text:p text:style-name="P48">created(): if authenticated then dispatch user request</text:p>
            </text:list-item>
          </text:list>
        </text:list-item>
        <text:list-item>
          <text:p text:style-name="P48">home/index.vue: </text:p>
          <text:list>
            <text:list-item>
              <text:p text:style-name="P49">&lt;template&gt;: If not authenticated, then show introductory message</text:p>
            </text:list-item>
            <text:list-item>
              <text:p text:style-name="P52"><text:span text:style-name="T65">computed.loading():</text:span><text:span text:style-name="T31"> return this.authStatus === 'loading' &amp;&amp; !this.isAuthenticated</text:span></text:p>
            </text:list-item>
          </text:list>
        </text:list-item>
        <text:list-item>
          <text:p text:style-name="P50">login/index.vue:</text:p>
          <text:list>
            <text:list-item>
              <text:p text:style-name="P51"><text:span text:style-name="T67">login(): </text:span><text:span text:style-name="T31">this.$store.dispatch(AUTH_REQUEST, { username, password }).then(() =&gt; {<text:line-break/></text:span>this.$router.push('/')<text:span text:style-name="T241">....</text:span></text:p>
            </text:list-item>
          </text:list>
        </text:list-item>
        <text:list-item>
          <text:p text:style-name="P51"/>
          <text:list>
            <text:list-item>
              <text:p text:style-name="P50"/>
            </text:list-item>
            <text:list-item>
              <text:p text:style-name="P49">--</text:p>
            </text:list-item>
          </text:list>
        </text:list-item>
      </text:list>
      <text:p text:style-name="P24"/>
      <text:p text:style-name="P24"/>
      <text:p text:style-name="P31"><text:span text:style-name="T61">Edit-Funktion für Vokabeln<text:line-break/></text:span><text:span text:style-name="T62">-Add button<text:tab/><text:tab/><text:tab/><text:tab/><text:tab/><text:tab/><text:tab/><text:tab/><text:tab/><text:tab/><text:tab/><text:tab/>v<text:line-break/>-Warum findet Update in DB nicht statt?<text:tab/><text:tab/><text:tab/><text:tab/><text:tab/><text:tab/><text:tab/><text:tab/>V</text:span><text:span text:style-name="T32"><text:line-break/></text:span></text:p>
      <text:p text:style-name="Text_20_body"><text:span text:style-name="T32">D</text:span><text:span text:style-name="T59">isplay Vocabs in website</text:span><text:span text:style-name="T34">/ allow to add &amp; remove</text:span><text:span text:style-name="T60"><text:tab/><text:tab/><text:tab/><text:tab/><text:tab/><text:tab/><text:tab/>v</text:span><text:span text:style-name="T59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oft-page-break/><text:span text:style-name="T38">-add new vocabulary</text:span><text:span text:style-name="T39"> (static)<text:tab/><text:tab/><text:tab/><text:tab/><text:tab/><text:tab/><text:tab/><text:tab/><text:tab/><text:tab/>v</text:span><text:span text:style-name="T38"><text:line-break/></text:span><text:span text:style-name="T39">-Add vocab from POST request</text:span><text:span text:style-name="T41"><text:tab/><text:tab/><text:tab/><text:tab/><text:tab/><text:tab/><text:tab/><text:tab/><text:tab/>v</text:span><text:span text:style-name="T39"><text:line-break/>--How to parse POST request?<text:line-break/></text:span><text:span text:style-name="T40">-</text:span><text:span text:style-name="T41">-</text:span><text:span text:style-name="T40">→request.data['german']<text:line-break/></text:span><text:span text:style-name="T41">-Automatically update vocab list after insertion</text:span><text:span text:style-name="T44"><text:tab/><text:tab/><text:tab/><text:tab/><text:tab/><text:tab/><text:tab/>v</text:span><text:span text:style-name="T41"><text:line-break/></text:span><text:span text:style-name="T42">--</text:span><text:span text:style-name="T43">Just send another get-request (after post-request with vocab)<text:line-break/></text:span><text:span text:style-name="T46">--make sure each key is unique</text:span><text:span text:style-name="T47"><text:tab/><text:tab/><text:tab/><text:tab/><text:tab/><text:tab/><text:tab/><text:tab/><text:tab/>v</text:span><text:span text:style-name="T46"><text:line-break/></text:span><text:span text:style-name="T47">--Add message field below button "Vocabulary already exists"<text:line-break/></text:span><text:span text:style-name="T48">---Warum wird v-alert nicht korrekt angezeigt?</text:span><text:span text:style-name="T51"><text:tab/><text:tab/><text:tab/><text:tab/><text:tab/><text:tab/><text:tab/>v</text:span><text:span text:style-name="T48"><text:line-break/></text:span><text:span text:style-name="T49">---&gt; Benutze Vuetify-Template (wrap</text:span><text:span text:style-name="T50"> Application</text:span><text:span text:style-name="T49"> in v-app und v-content)<text:line-break/></text:span><text:span text:style-name="T52">-Prevent empty submit</text:span><text:span text:style-name="T53"> (on client &amp; server)<text:tab/></text:span><text:span text:style-name="T54"><text:tab/><text:tab/><text:tab/><text:tab/><text:tab/><text:tab/><text:tab/>v</text:span><text:span text:style-name="T52"><text:line-break/>-Auto-clear form after submit</text:span><text:span text:style-name="T54"><text:tab/><text:tab/><text:tab/><text:tab/><text:tab/><text:tab/><text:tab/><text:tab/><text:tab/>v</text:span><text:span text:style-name="T43"><text:line-break/></text:span><text:span text:style-name="T45">-Delete vocab<text:line-break/></text:span><text:span text:style-name="T55">--Select all-Checkbo</text:span><text:span text:style-name="T56">x: Wie wähle ich Checkboxes per Funktion aus?<text:line-break/></text:span><text:span text:style-name="T57">→</text:span><text:span text:style-name="T58">List "selected" mit keys (German vocab)/ <text:line-break/>→</text:span><text:span text:style-name="T237">input</text:span><text:span text:style-name="T238"> </text:span><text:span text:style-name="T239">type</text:span><text:span text:style-name="T238">=</text:span><text:span text:style-name="T240">"checkbox"</text:span><text:span text:style-name="T238"> </text:span><text:span text:style-name="T239">:value</text:span><text:span text:style-name="T238">="</text:span><text:span text:style-name="T239">vocab</text:span><text:span text:style-name="T238">.</text:span><text:span text:style-name="T239">german</text:span><text:span text:style-name="T238">" </text:span><text:span text:style-name="T239">v-model</text:span><text:span text:style-name="T238">="</text:span><text:span text:style-name="T239">selected</text:span><text:span text:style-name="T238">"<text:line-break/></text:span><text:span text:style-name="T236">-Funktion "delete selected vocabs"<text:line-break/>--Add button for delete<text:tab/><text:tab/><text:tab/><text:tab/><text:tab/><text:tab/><text:tab/><text:tab/><text:tab/><text:tab/>v<text:line-break/>--What does a delete-request look like?<text:line-break/>→Define delete-method in Django<text:line-break/>--Include Django debugging in VS Code<text:tab/><text:tab/><text:tab/><text:tab/><text:tab/><text:tab/><text:tab/><text:tab/>v<text:line-break/>--Warum werden bei delete-request keine Daten gesendet?<text:tab/><text:tab/><text:tab/><text:tab/><text:tab/><text:tab/>v<text:line-break/>--Wie funktioniert delete in Python?<text:tab/><text:tab/><text:tab/><text:tab/><text:tab/><text:tab/><text:tab/><text:tab/><text:tab/>V<text:line-break/>--Ansicht etwas hübscher (größerer Abstand)<text:tab/><text:tab/><text:tab/><text:tab/><text:tab/><text:tab/><text:tab/>v</text:span></text:p>
      <text:p text:style-name="P23"/>
      <text:p text:style-name="P23"/>
      <text:p text:style-name="P30"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oft-page-break/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29"><text:span text:style-name="T26"><text:line-break/></text:span><text:span text:style-name="T27">-Try out post-request</text:span></text:p>
      <text:p text:style-name="P22"/>
      <text:p text:style-name="P21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--views.py:<text:line-break/>---MessageViewSet: querySet + serializer<text:line-break/>--urls.py: Routing zu den URLs<text:line-break/>---index<text:line-break/>---api<text:line-break/>---api/admin<text:lin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7"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<text:soft-page-break/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<text:soft-page-break/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_64 LibreOffice_project/90f8dcf33c87b3705e78202e3df5142b201bd805</meta:generator>
    <dc:date>2019-06-04T22:50:57.820000000</dc:date>
    <meta:editing-duration>P45DT2H33M27S</meta:editing-duration>
    <meta:editing-cycles>405</meta:editing-cycles>
    <meta:document-statistic meta:table-count="0" meta:image-count="0" meta:object-count="0" meta:page-count="9" meta:paragraph-count="68" meta:word-count="1725" meta:character-count="13059" meta:non-whitespace-character-count="10794"/>
  </office:meta>
</office:document-meta>
</file>